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8cm" table:align="left"/>
    </style:style>
    <style:style style:name="Tabella1.A" style:family="table-column">
      <style:table-column-properties style:column-width="5.403cm"/>
    </style:style>
    <style:style style:name="Tabella1.B" style:family="table-column">
      <style:table-column-properties style:column-width="12.598cm"/>
    </style:style>
    <style:style style:name="Tabella1.A1" style:family="table-cell">
      <style:table-cell-properties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style:style>
    <style:style style:name="P4" style:family="paragraph" style:parent-style-name="Text_20_body" style:list-style-name="L2">
      <style:paragraph-properties fo:margin-top="0cm" fo:margin-bottom="0cm"/>
    </style:style>
    <style:style style:name="P5" style:family="paragraph" style:parent-style-name="Table_20_Contents">
      <style:paragraph-properties fo:text-align="start" style:justify-single-word="false"/>
    </style:style>
    <style:style style:name="P6" style:family="paragraph" style:parent-style-name="Heading_20_1" style:master-page-name="HTML">
      <style:paragraph-properties style:page-number="auto"/>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itext2tmx: Users Manual</text:p>
      <text:p text:style-name="Horizontal_20_Line"/>
      <table:table table:name="Tabella1" table:style-name="Tabella1">
        <table:table-column table:style-name="Tabella1.A"/>
        <table:table-column table:style-name="Tabella1.B"/>
        <table:table-row>
          <table:table-cell table:style-name="Tabella1.A1" office:value-type="string">
            <text:p text:style-name="P5"><text:span text:style-name="T1">Title:</text:span> </text:p>
          </table:table-cell>
          <table:table-cell table:style-name="Tabella1.A1" office:value-type="string">
            <text:p text:style-name="P5">Bitext2tmx: Bitext aligner/editor </text:p>
          </table:table-cell>
        </table:table-row>
        <table:table-row>
          <table:table-cell table:style-name="Tabella1.A1" office:value-type="string">
            <text:p text:style-name="P5"><text:span text:style-name="T1">Authors:</text:span> </text:p>
          </table:table-cell>
          <table:table-cell table:style-name="Tabella1.A1" office:value-type="string">
            <text:p text:style-name="P5">Susana Santos Antón, Sergio Ortíz Rojas, Raymond Martin </text:p>
          </table:table-cell>
        </table:table-row>
        <table:table-row>
          <table:table-cell table:style-name="Tabella1.A1" office:value-type="string">
            <text:p text:style-name="P5"><text:span text:style-name="T1">Company:</text:span> </text:p>
          </table:table-cell>
          <table:table-cell table:style-name="Tabella1.A1" office:value-type="string">
            <text:p text:style-name="P5">Grup Transducens, Universitat d'Alacant, Spain </text:p>
          </table:table-cell>
        </table:table-row>
        <table:table-row>
          <table:table-cell table:style-name="Tabella1.A1" office:value-type="string">
            <text:p text:style-name="P5"><text:span text:style-name="T1">Acknowledgements:</text:span> </text:p>
          </table:table-cell>
          <table:table-cell table:style-name="Tabella1.A1" office:value-type="string">
            <text:p text:style-name="P5">Original version supported by the Ministry of Science and Technology of Spain through grant TIC2003-08681-C02-01 </text:p>
          </table:table-cell>
        </table:table-row>
        <table:table-row>
          <table:table-cell table:style-name="Tabella1.A1" office:value-type="string">
            <text:p text:style-name="P5"><text:span text:style-name="T1">Description:</text:span> </text:p>
          </table:table-cell>
          <table:table-cell table:style-name="Tabella1.A1" office:value-type="string">
            <text:p text:style-name="P5">Bitext Aligner/Editor Utility </text:p>
          </table:table-cell>
        </table:table-row>
      </table:table>
      <text:p text:style-name="Horizontal_20_Line"/>
      <text:h text:style-name="Heading_20_2" text:outline-level="2">User Interface</text:h>
      <text:p text:style-name="Text_20_body">The interface consists of a main window with table views of the source/target segments, text areas for the selected segments, menubar and function buttons. </text:p>
      <text:p text:style-name="Text_20_body">From the Source/Target selection dialog, accessible through the <text:span text:style-name="T2">Open...</text:span> menuitem in the <text:span text:style-name="T2">File</text:span> menu, Source and Target text files, along with their corresponding languages can be chosen. </text:p>
      <text:p text:style-name="Text_20_body">The application segments text according to a series of rules, and then displays the aligned texts. <text:line-break/>In the <text:span text:style-name="T2">Settings</text:span> menu <text:span text:style-name="T2">line break</text:span> can be selected by which to segment the text </text:p>
      <text:p text:style-name="Text_20_body">Using the <text:span text:style-name="T2">Join</text:span>, <text:span text:style-name="T2">Delete</text:span>, and <text:span text:style-name="T2">Split</text:span> buttons it is possible to correct the alignment. There are duplicate sets of these buttons for source and target texts. Note: Even if the column of the source side is selected, if one of the buttons of the target side is pressed, the action will be applied to the selected row but in the column corresponding to the set of buttons. </text:p>
      <text:list xml:id="list5417567478716052441" text:style-name="L1">
        <text:list-item>
          <text:p text:style-name="P3"><text:span text:style-name="T2">Join</text:span>: Joins the selected row with the following one. </text:p>
        </text:list-item>
        <text:list-item>
          <text:p text:style-name="P3"><text:span text:style-name="T2">Delete</text:span>: Deletes the selected row. </text:p>
        </text:list-item>
        <text:list-item>
          <text:p text:style-name="P1"><text:span text:style-name="T2">Split</text:span>: Once a row is selected, you must indicate the division point in the row; you just have to click in the edit box before the position where you wish to split the segment. Note that, if the point of division is not selected, the row will be divided in position 0, that is, the whole row will go down as if you introduced a blank line (it can be useful to lower all the rows one or more positions). </text:p>
        </text:list-item>
      </text:list>
      <text:p text:style-name="Text_20_body">Other Buttons: </text:p>
      <text:list xml:id="list8624639171253915707" text:style-name="L2">
        <text:list-item>
          <text:p text:style-name="P4"><text:span text:style-name="T2">Split UT</text:span>: Selected a row, separates the unit of translation in two new units each of which it will be aligned to blank. </text:p>
        </text:list-item>
        <text:list-item>
          <text:p text:style-name="P2"><text:span text:style-name="T2">Delete Blank Rows</text:span>: Deletes all blank rows selected in the TMX. </text:p>
        </text:list-item>
      </text:list>
      <text:p text:style-name="Text_20_body">With the option <text:span text:style-name="T2">Save</text:span> the TMX is generated (in version 1.1). You may want to use the resulting TMX as input for a particular translation memory capable tool; be sure that the language of the source text selected in Bitext2tmx is the same as the one of the language of the source text selected in the application. So, in the head of the TMX generated by Bitext2tmx, must appear in <text:span text:style-name="T2">srclang</text:span> the code of the source language, and it must be the same as the source language selected when a project is created. </text:p>
      <text:p text:style-name="Text_20_body"><text:soft-page-break/><text:span text:style-name="T2">Warning:</text:span> With the option <text:span text:style-name="T2">Abort</text:span> all the changes will be lost and nothing is generated.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a"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a" fo:country="non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text2tmx: Users Manual</dc:title>
    <meta:document-statistic meta:table-count="1" meta:image-count="0" meta:object-count="0" meta:page-count="2" meta:paragraph-count="24" meta:word-count="436" meta:character-count="2539"/>
    <meta:generator>OpenOffice/4.0.1$Win32 OpenOffice.org_project/401m5$Build-9714</meta:generator>
  </office:meta>
</office:document-meta>
</file>